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a200f" officeooo:paragraph-rsid="001a200f"/>
    </style:style>
    <style:style style:name="P2" style:family="paragraph" style:parent-style-name="Standard">
      <style:text-properties style:text-underline-style="none" officeooo:rsid="001a200f" officeooo:paragraph-rsid="001a200f"/>
    </style:style>
    <style:style style:name="P3" style:family="paragraph" style:parent-style-name="Standard">
      <style:text-properties style:text-underline-style="none" officeooo:rsid="001ab431" officeooo:paragraph-rsid="001ab431"/>
    </style:style>
    <style:style style:name="P4" style:family="paragraph" style:parent-style-name="Standard">
      <style:text-properties officeooo:rsid="001b3151" officeooo:paragraph-rsid="001b3151"/>
    </style:style>
    <style:style style:name="P5" style:family="paragraph" style:parent-style-name="Standard">
      <style:text-properties fo:font-size="16pt" officeooo:rsid="001b3151" officeooo:paragraph-rsid="001b3151" style:font-size-asian="16pt" style:font-size-complex="16pt"/>
    </style:style>
    <style:style style:name="P6" style:family="paragraph" style:parent-style-name="Standard">
      <style:text-properties style:text-underline-style="none" officeooo:rsid="001a200f" officeooo:paragraph-rsid="001a200f"/>
    </style:style>
    <style:style style:name="P7" style:family="paragraph" style:parent-style-name="Standard">
      <style:text-properties style:text-underline-style="none" officeooo:rsid="001ab431" officeooo:paragraph-rsid="001ab431"/>
    </style:style>
    <style:style style:name="P8" style:family="paragraph" style:parent-style-name="Standard">
      <style:text-properties style:text-underline-style="none" officeooo:rsid="001ab431" officeooo:paragraph-rsid="001b3151"/>
    </style:style>
    <style:style style:name="P9" style:family="paragraph" style:parent-style-name="Standard">
      <style:text-properties style:text-underline-style="none" officeooo:rsid="001c274b" officeooo:paragraph-rsid="001c274b"/>
    </style:style>
    <style:style style:name="P10" style:family="paragraph" style:parent-style-name="Standard">
      <style:text-properties style:text-underline-style="none" officeooo:rsid="001d7c84" officeooo:paragraph-rsid="001d7c84"/>
    </style:style>
    <style:style style:name="P11" style:family="paragraph" style:parent-style-name="Standard">
      <style:text-properties style:text-underline-style="none" officeooo:rsid="001e45ed" officeooo:paragraph-rsid="001e45ed"/>
    </style:style>
    <style:style style:name="P12" style:family="paragraph" style:parent-style-name="Standard">
      <style:text-properties style:text-underline-style="solid" style:text-underline-width="auto" style:text-underline-color="font-color" officeooo:rsid="001a200f" officeooo:paragraph-rsid="001a200f"/>
    </style:style>
    <style:style style:name="T1" style:family="text">
      <style:text-properties officeooo:rsid="001ab431"/>
    </style:style>
    <style:style style:name="T2" style:family="text">
      <style:text-properties officeooo:rsid="001b3151"/>
    </style:style>
    <style:style style:name="T3" style:family="text">
      <style:text-properties officeooo:rsid="001fe0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Trabajo práctico Grupal</text:p>
      <text:p text:style-name="P5"/>
      <text:p text:style-name="P1">Supuestos</text:p>
      <text:p text:style-name="P1"/>
      <text:p text:style-name="P11">Los personajes de un mismo equipo aparecerán en casilleros contiguos en las esquinas, opuestos en el tablero.</text:p>
      <text:p text:style-name="P10">El jugador va a elegir porque casillero se va a mover el personaje. </text:p>
      <text:p text:style-name="P10">Un consumible se absor<text:span text:style-name="T3">b</text:span>e cuando un personaje realiza un movimiento sobre el casillero que lo contenga (cuando pase sobre el).</text:p>
      <text:p text:style-name="P10">La cantidad de consumibles van a ser fijos por cada turno.</text:p>
      <text:p text:style-name="P11">El jugador puede saltear el turno.</text:p>
      <text:p text:style-name="P11">Los personajes se pueden mover en diagonal.</text:p>
      <text:p text:style-name="P1"/>
      <text:p text:style-name="P1">Modelo de dominio</text:p>
      <text:p text:style-name="P1"/>
      <text:p text:style-name="P2"><text:span text:style-name="T2">P</text:span>ara la realizaci<text:span text:style-name="T2">ó</text:span>n de la primera etapa del trabajo pr<text:span text:style-name="T2">á</text:span>ctico consideramos importantes las siguientes clases:</text:p>
      <text:p text:style-name="P2"/>
      <text:p text:style-name="P9">Consumibles: Son objetos que se encontrar<text:span text:style-name="T3">a</text:span>n dentro de los casilleros. Un consumible <text:span text:style-name="T3">puede ser absorbido por un personaje. Un consumible brinda propiedades a un personaje.</text:span> <text:s text:c="3"/></text:p>
      <text:p text:style-name="P2"/>
      <text:p text:style-name="P8">Casillero: <text:s/><text:span text:style-name="T2">objeto que es parte del tablero, este podrá estar vacío o contener un consumible, o un personaje.</text:span></text:p>
      <text:p text:style-name="P8"/>
      <text:p text:style-name="P8">Tablero: <text:span text:style-name="T3">Es el objeto que contendrá a los casilleros. <text:s text:c="2"/></text:span></text:p>
      <text:p text:style-name="P2"/>
      <text:p text:style-name="P2">Juego: la responsabilidad de esta clase es coordinar las acciones que los usuarios del juego quieren realizar con la estructura del programa.</text:p>
      <text:p text:style-name="P2"/>
      <text:p text:style-name="P2">Partida: es la enitidad del programa encargada de prepararla estrucrura donde los usurarios podran interactuar</text:p>
      <text:p text:style-name="P2"/>
      <text:p text:style-name="P2">Jugador: es una entidad con los datos de cada usuario elige o selecciona, siendo estas el nombre y el equipo que deseen.</text:p>
      <text:p text:style-name="P2"/>
      <text:p text:style-name="P2">Equipo: <text:span text:style-name="T1">cuado un jugador elige un equipo instancia un objeto de esta entidad, la cual define los personajes que el usuario puede usar, de manera tal que los personajes de un mismo equipo no se puedan atacar entre si. Equipo es una clase madre. </text:span></text:p>
      <text:p text:style-name="P2"/>
      <text:p text:style-name="P2">EquipoGuerrerosZ: es una entidad hija de la entidad Equipo que posee a los personajes Goku, <text:span text:style-name="T1">Gohan, Piccolo. </text:span></text:p>
      <text:p text:style-name="P2"/>
      <text:p text:style-name="P3">EquipoEnemigosDeLaTierra: es una entdad hija de la entidad Equipo que posee a los personajes </text:p>
      <text:p text:style-name="P3"/>
      <text:p text:style-name="P3">Mover:</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4:36:15.308579149</meta:creation-date>
    <dc:date>2017-06-05T18:16:10.749860541</dc:date>
    <meta:editing-duration>PT13M42S</meta:editing-duration>
    <meta:editing-cycles>2</meta:editing-cycles>
    <meta:generator>LibreOffice/5.1.4.2$Linux_X86_64 LibreOffice_project/10m0$Build-2</meta:generator>
    <meta:document-statistic meta:table-count="0" meta:image-count="0" meta:object-count="0" meta:page-count="1" meta:paragraph-count="20" meta:word-count="283" meta:character-count="1755" meta:non-whitespace-character-count="1480"/>
  </office:meta>
</office:document-meta>
</file>